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81aca6" draw:textarea-horizontal-align="justify" draw:textarea-vertical-align="middle" draw:auto-grow-height="false" fo:min-height="10.62cm" fo:min-width="7.227cm"/>
      <style:paragraph-properties style:writing-mode="lr-tb"/>
    </style:style>
    <style:style style:name="gr2" style:family="graphic" style:parent-style-name="standard">
      <style:graphic-properties svg:stroke-color="#000000" draw:fill="solid" draw:fill-color="#50938a" draw:textarea-horizontal-align="justify" draw:textarea-vertical-align="middle" draw:auto-grow-height="false" fo:min-height="15.451cm" fo:min-width="5.06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6cm" fo:min-width="4.834cm"/>
      <style:paragraph-properties style:writing-mode="lr-tb"/>
    </style:style>
    <style:style style:name="gr4" style:family="graphic" style:parent-style-name="standard">
      <style:graphic-properties draw:stroke="solid" draw:stroke-dash="Double_20_Dash" svg:stroke-color="#000000" svg:stroke-linecap="butt" draw:fill="solid" draw:fill-color="#dee6ef" draw:textarea-horizontal-align="justify" draw:textarea-vertical-align="middle" draw:auto-grow-height="false" fo:min-height="3.185cm" fo:min-width="5.525cm"/>
      <style:paragraph-properties style:writing-mode="lr-tb"/>
    </style:style>
    <style:style style:name="gr5" style:family="graphic" style:parent-style-name="standard">
      <style:graphic-properties svg:stroke-color="#000000" draw:fill="solid" draw:fill-color="#50938a" draw:textarea-horizontal-align="justify" draw:textarea-vertical-align="middle" draw:auto-grow-height="false" fo:min-height="10.771cm" fo:min-width="5.068cm"/>
      <style:paragraph-properties style:writing-mode="lr-tb"/>
    </style:style>
    <style:style style:name="gr6" style:family="graphic" style:parent-style-name="standard">
      <style:graphic-properties svg:stroke-color="#000000" draw:fill="solid" draw:fill-color="#77bc65" draw:textarea-horizontal-align="justify" draw:textarea-vertical-align="middle" draw:auto-grow-height="false" fo:min-height="3.153cm" fo:min-width="7.227cm"/>
      <style:paragraph-properties style:writing-mode="lr-tb"/>
    </style:style>
    <style:style style:name="gr7" style:family="graphic" style:parent-style-name="objectwithoutfill">
      <style:graphic-properties svg:stroke-width="0.106cm" svg:stroke-color="#000000" draw:marker-start="Extrémités_20_de_20_flèche_20_4" draw:marker-start-width="0.358cm" draw:marker-end="Extrémités_20_de_20_flèche_20_4" draw:marker-end-width="0.358cm" draw:fill="solid" draw:textarea-vertical-align="middle" fo:padding-top="0.177cm" fo:padding-bottom="0.177cm" fo:padding-left="0.302cm" fo:padding-right="0.302cm"/>
    </style:style>
    <style:style style:name="gr8" style:family="graphic" style:parent-style-name="objectwithoutfill">
      <style:graphic-properties svg:stroke-width="0.106cm" svg:stroke-color="#000000" draw:marker-start="Extrémités_20_de_20_flèche_20_6" draw:marker-start-width="0.359cm" draw:marker-end="Extrémités_20_de_20_flèche_20_6" draw:marker-end-width="0.459cm" draw:fill="solid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1cm" fo:min-width="4.361cm"/>
      <style:paragraph-properties style:writing-mode="lr-tb"/>
    </style:style>
    <style:style style:name="gr10" style:family="graphic" style:parent-style-name="objectwithoutfill">
      <style:graphic-properties svg:stroke-width="0.1cm" svg:stroke-color="#000000" draw:marker-start-width="0.35cm" draw:marker-end="Small_20_Arrow" draw:marker-end-width="0.35cm" draw:fill="solid" draw:textarea-vertical-align="middle" fo:padding-top="0.175cm" fo:padding-bottom="0.175cm" fo:padding-left="0.3cm" fo:padding-right="0.3cm"/>
    </style:style>
    <style:style style:name="P1" style:family="paragraph">
      <style:paragraph-properties fo:text-align="center" style:writing-mode="lr-tb"/>
      <style:text-properties fo:color="#000000" fo:font-size="24pt" fo:font-weight="bold" style:font-size-asian="24pt" style:font-weight-asian="bold" style:font-size-complex="24pt" style:font-weight-complex="bold"/>
    </style:style>
    <style:style style:name="P2" style:family="paragraph">
      <loext:graphic-properties draw:fill="solid" draw:fill-color="#81aca6"/>
      <style:paragraph-properties fo:text-align="center" style:writing-mode="lr-tb"/>
      <style:text-properties fo:color="#000000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solid" draw:fill-color="#50938a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7" style:family="paragraph">
      <style:paragraph-properties fo:text-align="center" style:writing-mode="lr-tb"/>
      <style:text-properties fo:font-size="24pt" style:font-size-asian="24pt" style:font-size-complex="24pt"/>
    </style:style>
    <style:style style:name="P8" style:family="paragraph">
      <loext:graphic-properties draw:fill="solid" draw:fill-color="#dee6ef"/>
      <style:paragraph-properties fo:text-align="center" style:writing-mode="lr-tb"/>
      <style:text-properties fo:font-size="24pt" style:font-size-asian="24pt" style:font-size-complex="24pt"/>
    </style:style>
    <style:style style:name="P9" style:family="paragraph">
      <loext:graphic-properties draw:fill="solid" draw:fill-color="#77bc65"/>
      <style:paragraph-properties fo:text-align="center" style:writing-mode="lr-tb"/>
      <style:text-properties fo:color="#000000"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start" fo:text-indent="0cm"/>
      <style:text-properties fo:font-weight="normal" style:font-weight-asian="normal" style:font-weight-complex="normal"/>
    </style:style>
    <style:style style:name="T1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Liberation Sans2" fo:font-size="24pt" fo:font-weight="normal" style:font-name-asian="Liberation Sans2" style:font-size-asian="24pt" style:font-weight-asian="normal" style:font-name-complex="Liberation Sans2" style:font-size-complex="24pt" style:font-weight-complex="normal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name="Liberation Sans2" fo:font-size="24pt" style:font-name-asian="Liberation Sans2" style:font-size-asian="24pt" style:font-name-complex="Liberation Sans2" style:font-size-complex="24pt"/>
    </style:style>
    <style:style style:name="T7" style:family="text">
      <style:text-properties fo:color="#c9211e" style:text-outline="fals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727cm" svg:height="10.87cm" svg:x="13.659cm" svg:y="0.56cm">
          <text:p text:style-name="P1"><text:span text:style-name="T1">Cache 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568cm" svg:height="15.701cm" svg:x="5.245cm" svg:y="0.555cm">
          <text:p text:style-name="P3"><text:span text:style-name="T2">Front-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5.334cm" svg:height="2.286cm" svg:x="0.254cm" svg:y="8.128cm">
          <draw:text-box>
            <text:p text:style-name="P5"><text:span text:style-name="T3">IOb-Native</text:span></text:p>
            <text:p text:style-name="P5"><text:span text:style-name="T3">Pipelined i</text:span><text:span text:style-name="T4">/f</text:span></text:p>
          </draw:text-box>
        </draw:frame>
        <draw:custom-shape draw:style-name="gr4" draw:text-style-name="P8" draw:layer="layout" svg:width="6.025cm" svg:height="3.435cm" svg:x="14.51cm" svg:y="1.329cm">
          <text:p text:style-name="P7"><text:span text:style-name="T5">Write-Through</text:span></text:p>
          <text:p text:style-name="P7"><text:span text:style-name="T5">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6.025cm" svg:height="3.435cm" svg:x="14.61cm" svg:y="7.329cm">
          <text:p text:style-name="P7"><text:span text:style-name="T5">Data-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5.568cm" svg:height="11.021cm" svg:x="24.045cm" svg:y="0.555cm">
          <text:p text:style-name="P3"><text:span text:style-name="T2">Back-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7.727cm" svg:height="3.403cm" draw:transform="skewX (0.00436332312998582) translate (13.658cm 12.827cm)">
          <text:p text:style-name="P1"><text:span text:style-name="T1">Cache 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0" draw:layer="layout" draw:type="line" svg:x1="21.386cm" svg:y1="9.094cm" svg:x2="24.186cm" svg:y2="9.104cm" svg:d="M21386 9094l2800 10" svg:viewBox="0 0 2801 11">
          <text:p/>
        </draw:connector>
        <draw:connector draw:style-name="gr7" draw:text-style-name="P10" draw:layer="layout" draw:type="line" svg:x1="10.786cm" svg:y1="3.094cm" svg:x2="13.686cm" svg:y2="3.104cm" svg:d="M10786 3094l2900 10" svg:viewBox="0 0 2901 11">
          <text:p/>
        </draw:connector>
        <draw:connector draw:style-name="gr7" draw:text-style-name="P10" draw:layer="layout" draw:type="line" svg:x1="10.786cm" svg:y1="14.494cm" svg:x2="13.686cm" svg:y2="14.504cm" svg:d="M10786 14494l2900 10" svg:viewBox="0 0 2901 11">
          <text:p/>
        </draw:connector>
        <draw:line draw:style-name="gr8" draw:text-style-name="P10" draw:layer="layout" svg:x1="17.407cm" svg:y1="11.403cm" svg:x2="17.407cm" svg:y2="12.803cm">
          <text:p/>
        </draw:line>
        <draw:connector draw:style-name="gr7" draw:text-style-name="P10" draw:layer="layout" draw:type="line" svg:x1="1.275cm" svg:y1="7.904cm" svg:x2="5.275cm" svg:y2="7.914cm" svg:d="M1275 7904l4000 10" svg:viewBox="0 0 4001 11">
          <text:p/>
        </draw:connector>
        <draw:connector draw:style-name="gr7" draw:text-style-name="P10" draw:layer="layout" draw:type="line" svg:x1="29.639cm" svg:y1="6.048cm" svg:x2="33.639cm" svg:y2="6.058cm" svg:d="M29639 6048l4000 10" svg:viewBox="0 0 4001 11">
          <text:p/>
        </draw:connector>
        <draw:frame draw:style-name="gr9" draw:text-style-name="P6" draw:layer="layout" svg:width="4.871cm" svg:height="4.971cm" svg:x="29.81cm" svg:y="6.508cm">
          <draw:text-box>
            <text:p text:style-name="P11"><text:span text:style-name="T6">AXI4 </text:span><text:span text:style-name="T7">or</text:span></text:p>
            <text:p text:style-name="P11"><text:span text:style-name="T6">IOb-Native</text:span></text:p>
            <text:p text:style-name="P11"><text:span text:style-name="T6">Pipelined i</text:span><text:span text:style-name="T5">/f</text:span></text:p>
          </draw:text-box>
        </draw:frame>
        <draw:line draw:style-name="gr10" draw:text-style-name="P10" draw:layer="layout" svg:x1="21.447cm" svg:y1="3.048cm" svg:x2="24.114cm" svg:y2="3.04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Extrémités_20_de_20_flèche_20_4" draw:display-name="Extrémités de flèche 4" svg:viewBox="0 0 20 40" svg:d="M0 40l10-40 10 40z"/>
    <draw:marker draw:name="Extrémités_20_de_20_flèche_20_6" draw:display-name="Extrémités de flèche 6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17:27:12.558650166</meta:creation-date>
    <dc:date>2022-05-18T19:37:51.234047811</dc:date>
    <meta:editing-duration>PT17H32M3S</meta:editing-duration>
    <meta:editing-cycles>57</meta:editing-cycles>
    <meta:generator>LibreOffice/6.4.7.2$Linux_X86_64 LibreOffice_project/40$Build-2</meta:generator>
    <meta:document-statistic meta:object-count="15"/>
  </office:meta>
</office:document-meta>
</file>